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ato" svg:font-family="Lato, 'Open Sans', 'Lucida Grande'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095" officeooo:paragraph-rsid="0002a095"/>
    </style:style>
    <style:style style:name="P2" style:family="paragraph" style:parent-style-name="Standard">
      <style:text-properties fo:font-weight="bold" officeooo:rsid="0002a095" officeooo:paragraph-rsid="0002a095" style:font-weight-asian="bold" style:font-weight-complex="bold"/>
    </style:style>
    <style:style style:name="P3" style:family="paragraph" style:parent-style-name="Standard">
      <style:text-properties fo:font-weight="bold" officeooo:rsid="00061ebe" officeooo:paragraph-rsid="00061ebe" style:font-weight-asian="bold" style:font-weight-complex="bold"/>
    </style:style>
    <style:style style:name="P4" style:family="paragraph" style:parent-style-name="Standard">
      <style:text-properties fo:font-style="italic" fo:font-weight="normal" officeooo:rsid="00061ebe" officeooo:paragraph-rsid="00061eb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a70b2" officeooo:paragraph-rsid="000a70b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a70b2" officeooo:paragraph-rsid="000dc7d3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a70b2" officeooo:paragraph-rsid="000fbf1d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a70b2" officeooo:paragraph-rsid="00118544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a70b2" officeooo:paragraph-rsid="001324bc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0a70b2" officeooo:paragraph-rsid="000bd81b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paragraph-rsid="00061ebe"/>
    </style:style>
    <style:style style:name="P12" style:family="paragraph" style:parent-style-name="Standard">
      <style:text-properties fo:font-style="italic" fo:font-weight="bold" officeooo:rsid="000a70b2" officeooo:paragraph-rsid="000a70b2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0bd81b" officeooo:paragraph-rsid="000bd81b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normal" fo:font-weight="bold" officeooo:rsid="00061ebe" officeooo:paragraph-rsid="00061eb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061ebe" officeooo:paragraph-rsid="00061eb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61ebe" officeooo:paragraph-rsid="00061ebe" style:font-weight-asian="bold" style:font-weight-complex="bold"/>
    </style:style>
    <style:style style:name="P17" style:family="paragraph" style:parent-style-name="Standard">
      <style:text-properties fo:color="#55215b" loext:opacity="100%" fo:font-style="italic" fo:font-weight="normal" officeooo:rsid="000a70b2" officeooo:paragraph-rsid="000fbf1d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55215b" loext:opacity="100%" fo:font-style="italic" fo:font-weight="normal" officeooo:rsid="000a70b2" officeooo:paragraph-rsid="000a70b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55215b" loext:opacity="100%" fo:font-style="italic" fo:font-weight="normal" officeooo:rsid="000a70b2" officeooo:paragraph-rsid="001324bc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color="#55215b" loext:opacity="100%" fo:font-style="italic" fo:font-weight="bold" officeooo:rsid="000a70b2" officeooo:paragraph-rsid="000a70b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224b12" loext:opacity="100%" fo:font-style="italic" fo:font-weight="normal" officeooo:rsid="000a70b2" officeooo:paragraph-rsid="000a70b2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color="#7b3d00" loext:opacity="100%" fo:font-style="italic" fo:font-weight="normal" officeooo:rsid="000a70b2" officeooo:paragraph-rsid="00118544" style:font-style-asian="italic" style:font-weight-asian="normal" style:font-style-complex="italic" style:font-weight-complex="normal"/>
    </style:style>
    <style:style style:name="P2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4" style:family="paragraph" style:parent-style-name="Standard">
      <style:text-properties fo:color="#7b3d00" loext:opacity="100%" fo:font-style="normal" fo:font-weight="bold" officeooo:rsid="00118544" officeooo:paragraph-rsid="00118544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color="#7b3d00" loext:opacity="100%" fo:font-style="italic" fo:font-weight="normal" officeooo:rsid="000a70b2" officeooo:paragraph-rsid="0011854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7b3d00" loext:opacity="100%" fo:font-style="italic" fo:font-weight="normal" officeooo:rsid="000a70b2" officeooo:paragraph-rsid="00166398" style:font-style-asian="italic" style:font-weight-asian="normal" style:font-style-complex="italic" style:font-weight-complex="normal"/>
    </style:style>
    <style:style style:name="T1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officeooo:rsid="000771c1"/>
    </style:style>
    <style:style style:name="T4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Lato" fo:font-size="10.5pt" fo:letter-spacing="normal" fo:font-style="normal"/>
    </style:style>
    <style:style style:name="T7" style:family="text">
      <style:text-properties officeooo:rsid="00061ebe" style:font-style-asian="italic" style:font-weight-asian="normal" style:font-style-complex="italic" style:font-weight-complex="normal"/>
    </style:style>
    <style:style style:name="T8" style:family="text">
      <style:text-properties officeooo:rsid="000bd81b"/>
    </style:style>
    <style:style style:name="T9" style:family="text">
      <style:text-properties officeooo:rsid="000fbf1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bf1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AILED tests/test_radioindice.py::test_radioindice_process_file_separate[True-False] - assert 0 == 2</text:p>
      <text:p text:style-name="Standard">FAILED tests/test_rasterproduct.py::test_create_product_S2_L2A_MAJA[True-False] - AssertionError: assert 2 == 3</text:p>
      <text:p text:style-name="Standard">FAILED tests/test_rasterproduct.py::test_create_product_S2_L1C[True-False] - AssertionError: assert 1 == 2</text:p>
      <text:p text:style-name="Standard">FAILED tests/test_rasterproduct.py::test_create_product_S2_L2A_SEN2CORE[True-False] - assert 0 == 1</text:p>
      <text:p text:style-name="Standard">FAILED tests/test_rasterproduct.py::test_create_product_SPOT67[True-False] - assert 0 == 1</text:p>
      <text:p text:style-name="Standard">FAILED tests/test_rasterproduct.py::test_create_product_special_cases - assert False</text:p>
      <text:p text:style-name="Standard">FAILED tests/test_rastertools.py::test_rastertools_command_line_info - AssertionError: assert ['SPOT6_2018_...UD_MS_82.vrt'] == []</text:p>
      <text:p text:style-name="Standard">///// <text:s/>FAILED tests/test_tiling.py::test_tiling_process_file[True-False] - assert 0 == 2</text:p>
      <text:p text:style-name="Standard"><text:span text:style-name="T3">​​​​​​​​////</text:span>FAILED tests/test_zonalstats.py::test_zonalstats_process_files[True-False] - assert 0 == 1</text:p>
      <text:p text:style-name="Standard"/>
      <text:p text:style-name="Standard"/>
      <text:p text:style-name="Standard"/>
      <text:p text:style-name="P2">TEST NE PASSANT JAMAIS EN PYTEST –COMPARE :</text:p>
      <text:p text:style-name="P1"/>
      <text:p text:style-name="P1">FAILED tests/test_vector.py::test_reproject_filter[True-False] - assert 0 == 1</text:p>
      <text:p text:style-name="P1">FAILED tests/test_vector.py::test_reproject_dissolve[True-False] - assert 0 == 1</text:p>
      <text:p text:style-name="P1">FAILED tests/test_zonalstats.py::test_zonalstats_zonal[True-False] - AssertionError: assert 1 == 2</text:p>
      <text:p text:style-name="P1">FAILED tests/test_zonalstats.py::test_zonalstats_category[True-False] - assert 0 == 1</text:p>
      <text:p text:style-name="P1"/>
      <text:p text:style-name="P1"/>
      <text:p text:style-name="P1"/>
      <text:p text:style-name="P16">For Tiling process file : </text:p>
      <text:p text:style-name="P3"/>
      <text:p text:style-name="P3"/>
      <text:p text:style-name="P14">Sur la branche xarray_interf </text:p>
      <text:p text:style-name="P14"/>
      <text:p text:style-name="P15">{'driver': 'GTiff', 'dtype': 'uint16', 'nodata': 65535.0, 'width': 598, 'height': 432, 'count': 4, 'crs': CRS.from_epsg(4326), 'transform': Affine(2.1038599163179975e-05, 0.0, 1.393299321,</text:p>
      <text:p text:style-name="P15"><text:s text:c="7"/>0.0, -2.103859953702288e-05, 43.561787489)}</text:p>
      <text:p text:style-name="P15">{'driver': 'GTiff', 'dtype': 'uint16', 'nodata': 65535.0, 'width': 598, 'height': 432, 'count': 4, 'crs': CRS.from_epsg(4326), 'transform': Affine(2.1038599163179975e-05, 0.0, 1.4058593647004185,</text:p>
      <text:p text:style-name="P15"><text:s text:c="7"/>0.0, -2.103859953702288e-05, 43.561787489)}</text:p>
      <text:p text:style-name="P4"/>
      <text:p text:style-name="P4"/>
      <text:p text:style-name="P23" loext:marker-style-name="T2"><text:span text:style-name="T1">print</text:span><text:span text:style-name="T2">(</text:span><text:span text:style-name="T4">'....'</text:span><text:span text:style-name="T2">*</text:span><text:span text:style-name="T5">20</text:span><text:span text:style-name="T2">)<text:line-break/></text:span><text:span text:style-name="T1">print</text:span><text:span text:style-name="T2">(numpy.nanmin(src0</text:span><text:bookmark-start text:name="__DdeLink__83_323717986"/><text:span text:style-name="T2">.values</text:span><text:bookmark-end text:name="__DdeLink__83_323717986"/><text:span text:style-name="T2">))<text:line-break/></text:span><text:span text:style-name="T1">print</text:span><text:span text:style-name="T2">(numpy.nanmin(src0.values))<text:line-break/><text:line-break/></text:span><text:span text:style-name="T1">print</text:span><text:span text:style-name="T2">(numpy.nanmin(src1.values))<text:line-break/></text:span><text:span text:style-name="T1">print</text:span><text:span text:style-name="T2">(numpy.nanmin(src1.values))</text:span></text:p>
      <text:p text:style-name="P4"/>
      <text:p text:style-name="P4"/>
      <text:p text:style-name="P4">-1.0</text:p>
      <text:p text:style-name="P4">1.0</text:p>
      <text:p text:style-name="P4">-0.68058074</text:p>
      <text:p text:style-name="P4">0.9657388</text:p>
      <text:p text:style-name="P4"><text:soft-page-break/>print(numpy.nanmin(result))</text:p>
      <text:p text:style-name="P4">print(numpy.nanmax(result))</text:p>
      <text:p text:style-name="P4"/>
      <text:p text:style-name="P11"><text:span text:style-name="T7">-2.0 <text:s/></text:span><text:span text:style-name="T6">-5.2414594620132e-07</text:span></text:p>
      <text:p text:style-name="P4">7.8837473e-07</text:p>
      <text:p text:style-name="P4"/>
      <text:p text:style-name="P12">Tests ne tournant pas sur le nouvel env, branche <text:span text:style-name="T8">xarray AVEC LE COMPARE</text:span></text:p>
      <text:p text:style-name="P12"/>
      <text:p text:style-name="P17">FAILED tests/test_radioindice.py::test_radioindice_process_file_separate[True-False] - assert 0 == 2 <text:span text:style-name="T10">: </text:span><text:span text:style-name="T11">checksum difference is not the same but the images are the same, must be because of nan, can I ignore it ?</text:span></text:p>
      <text:p text:style-name="P20"/>
      <text:p text:style-name="P18"/>
      <text:p text:style-name="P17">FAILED tests/test_rastertools.py::test_timeseries_command_line_default[True-False] - assert 0 == 3 <text:span text:style-name="T10">: </text:span><text:span text:style-name="T11">checksum difference is not the same but the images are the same, must be because of nan, can I ignore it ?</text:span></text:p>
      <text:p text:style-name="P7"><text:span text:style-name="T11"/></text:p>
      <text:p text:style-name="P19"><text:span text:style-name="T9">FAILED tests/test_speed.py::test_speed_process_files[True-False] - assert 0 == 1 </text:span><text:span text:style-name="T11">: checksum difference is not the same but the images are the same, must be because of nan, can I ignore it ?</text:span></text:p>
      <text:p text:style-name="P19"><text:span text:style-name="T11"/></text:p>
      <text:p text:style-name="P7"><text:span text:style-name="T11"/></text:p>
      <text:p text:style-name="P21">FAILED tests/test_rastertools.py::test_tiling_command_line_default - AssertionError: assert 1 == 0 : <text:span text:style-name="T10">ValueError: Input shapes do not overlap raster.</text:span></text:p>
      <text:p text:style-name="P21"/>
      <text:p text:style-name="P21"><text:span text:style-name="T10"/></text:p>
      <text:p text:style-name="P5"/>
      <text:p text:style-name="P5"/>
      <text:p text:style-name="P10"/>
      <text:p text:style-name="P6"/>
      <text:p text:style-name="P6">FAILED tests/test_stats.py::test_compute_zonal_extra_stats - ValueError: output array is read-only</text:p>
      <text:p text:style-name="P6">FAILED tests/test_stats.py::test_compute_zonal_stats_per_category - AssertionError: assert 5 == 1</text:p>
      <text:p text:style-name="P6">FAILED tests/test_zonalstats.py::test_zonalstats_zonal[True-False] - AssertionError: assert 1 == 2</text:p>
      <text:p text:style-name="P6"/>
      <text:p text:style-name="P12"/>
      <text:p text:style-name="P12"/>
      <text:p text:style-name="P24">A VOIR QUAND ON MERGEra</text:p>
      <text:p text:style-name="P22">FAILED tests/test_rastertools.py::test_filtering_command_line_errors - AssertionError: assert 0 == 1</text:p>
      <text:p text:style-name="P22">FAILED tests/test_rastertools.py::test_hillshade_command_line_errors - AssertionError: assert 0 == 1</text:p>
      <text:p text:style-name="P26">FAILED tests/test_rastertools.py::test_tiling_command_line_special_case - AssertionError: assert 1 == 0 : <text:span text:style-name="T10">ValueError: Input shapes do not overlap raster.</text:span></text:p>
      <text:p text:style-name="P8"/>
      <text:p text:style-name="P9"/>
      <text:p text:style-name="P13">change tolerance, enlever la comparaison des meta data</text:p>
      <text:p text:style-name="P13"/>
      <text:p text:style-name="P13"/>
      <text:p text:style-name="P13"/>
      <text:p text:style-name="P13"/>
      <text:p text:style-name="P13"/>
      <text:p text:style-name="P13"/>
      <text:p text:style-name="P23" loext:marker-style-name="T2"><text:bookmark-start text:name="__DdeLink__240_1643561169"/><text:soft-page-break/><text:span text:style-name="T1">print</text:span><text:span text:style-name="T2">(raster.rio.crs)<text:line-break/></text:span><text:span text:style-name="T1">print</text:span><text:span text:style-name="T2">(shape)</text:span><text:bookmark-end text:name="__DdeLink__240_1643561169"/></text:p>
      <text:p text:style-name="P13"/>
      <text:p text:style-name="P13"/>
      <text:p text:style-name="P13">EPSG:4326</text:p>
      <text:p text:style-name="P13">MULTIPOLYGON (((1.3932911134938757 43.5617933579284, 1.405867527471549 43.5617933579284, 1.405867527471549 43.552679402184374, 1.3932911134938757 43.552679402184374, 1.3932911134938757 43.5617933579284)))</text:p>
      <text:p text:style-name="P13">tests/tests_out/tif_file_tile0.tif</text:p>
      <text:p text:style-name="P13">EPSG:4326</text:p>
      <text:p text:style-name="P13">MULTIPOLYGON (((1.405867527471549 43.5441937830468, 1.4055000000000064 43.5438, 1.4046999999999987 43.544000000000004, 1.4031999999999962 43.54519999999999, 1.4016999999999935 43.5437, 1.4005999999999952 43.5444, 1.399674488715929 43.54356406794108, 1.3932911134938757 43.54356406794108, 1.3932911134938757 43.552679402184374, 1.405867527471549 43.552679402184374, 1.405867527471549 43.5441937830468)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ato" svg:font-family="Lato, 'Open Sans', 'Lucida Grande'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12:28.598851079</meta:creation-date>
    <dc:date>2024-12-09T17:44:36.244588031</dc:date>
    <meta:editing-duration>PT6H44M41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3" meta:paragraph-count="48" meta:word-count="394" meta:character-count="4340" meta:non-whitespace-character-count="3967"/>
  </office:meta>
</office:document-meta>
</file>